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he image contains text and equations related to the Laplace transform of derivatives. Below is the OCR transcription of the English text and equations:</text:p>
      <text:p text:style-name="Standard"/>
      <text:p text:style-name="Standard">---</text:p>
      <text:p text:style-name="Standard"/>
      <text:p text:style-name="Standard">### **English Text and Equations:**</text:p>
      <text:p text:style-name="Standard"/>
      <text:p text:style-name="Standard">#### **Section 7.1.7: Laplace Transform of Derivatives**</text:p>
      <text:p text:style-name="Standard">**Example-5:** Given that \( L\{F(t)\} = f(s) \), then show that:</text:p>
      <text:p text:style-name="Standard">\[ L\{F'(t)\} = sf(s) - F(0). \]</text:p>
      <text:p text:style-name="Standard"/>
      <text:p text:style-name="Standard">**Solution:**</text:p>
      <text:p text:style-name="Standard">Given that \( L\{F(t)\} = f(s) \) ... (1)</text:p>
      <text:p text:style-name="Standard"/>
      <text:p text:style-name="Standard">By the definition of the Laplace transform, we get:</text:p>
      <text:p text:style-name="Standard">\[ L\{F'(t)\} = \int_{0}^{\infty} e^{-st} F'(t) \, dt \]</text:p>
      <text:p text:style-name="Standard"/>
      <text:p text:style-name="Standard">Using integration by parts:</text:p>
      <text:p text:style-name="Standard">\[ L\{F'(t)\} = \left[ e^{-st} F(t) \right]_{0}^{\infty} + s \int_{0}^{\infty} e^{-st} F(t) \, dt \]</text:p>
      <text:p text:style-name="Standard"/>
      <text:p text:style-name="Standard">Since \( e^{-\infty} = 0 \):</text:p>
      <text:p text:style-name="Standard">\[ L\{F'(t)\} = 0 - e^{0} F(0) + s \int_{0}^{\infty} e^{-st} F(t) \, dt \]</text:p>
      <text:p text:style-name="Standard">\[ L\{F'(t)\} = -F(0) + s f(s). \quad \text{(Using equation (1))} \]</text:p>
      <text:p text:style-name="Standard"/>
      <text:p text:style-name="Standard">Thus:</text:p>
      <text:p text:style-name="Standard">\[ L\{F'(t)\} = sf(s) - F(0). \quad \text{(Proved)} \]</text:p>
      <text:p text:style-name="Standard"/>
      <text:p text:style-name="Standard">---</text:p>
      <text:p text:style-name="Standard"/>
      <text:p text:style-name="Standard">### **Summary of Key Equations:**</text:p>
      <text:p text:style-name="Standard">1. Given: \( L\{F(t)\} = f(s) \)</text:p>
      <text:p text:style-name="Standard">2. To prove: \( L\{F'(t)\} = sf(s) - F(0) \)</text:p>
      <text:p text:style-name="Standard">3. Definition of Laplace transform:</text:p>
      <text:p text:style-name="Standard"><text:s text:c="3"/>\[</text:p>
      <text:p text:style-name="Standard"><text:s text:c="3"/>L\{F'(t)\} = \int_{0}^{\infty} e^{-st} F'(t) \, dt</text:p>
      <text:p text:style-name="Standard"><text:s text:c="3"/>\]</text:p>
      <text:p text:style-name="Standard">4. Integration by parts:</text:p>
      <text:p text:style-name="Standard"><text:s text:c="3"/>\[</text:p>
      <text:p text:style-name="Standard"><text:s text:c="3"/>L\{F'(t)\} = \left[ e^{-st} F(t) \right]_{0}^{\infty} + s \int_{0}^{\infty} e^{-st} F(t) \, dt</text:p>
      <text:p text:style-name="Standard"><text:s text:c="3"/>\]</text:p>
      <text:p text:style-name="Standard">5. Simplification:</text:p>
      <text:p text:style-name="Standard"><text:s text:c="3"/>\[</text:p>
      <text:p text:style-name="Standard"><text:s text:c="3"/>L\{F'(t)\} = -F(0) + s f(s)</text:p>
      <text:p text:style-name="Standard"><text:s text:c="3"/>\]</text:p>
      <text:p text:style-name="Standard">6. Final result:</text:p>
      <text:p text:style-name="Standard"><text:s text:c="3"/>\[</text:p>
      <text:p text:style-name="Standard"><text:s text:c="3"/>L\{F'(t)\} = sf(s) - F(0)</text:p>
      <text:p text:style-name="Standard"><text:s text:c="3"/>\]</text:p>
      <text:p text:style-name="Standard"/>
      <text:p text:style-name="Standard"><text:soft-page-break/>---</text:p>
      <text:p text:style-name="Standard"/>
      <text:p text:style-name="Standard">This completes the OCR and transcription of the provided image. Let me know if you need further assistance!</text:p>
      <text:p text:style-name="Standard"/>
      <text:p text:style-name="P1"><text:span text:style-name="Strong_20_Emphasis">Example 5</text:span> uses the 2-term L(F(t))=f(s), defines G as G and ∣FL(F(t))=f(s)∣, then shows that:</text:p>
      <text:p text:style-name="P1">L(F′(t))=sf(s)−F(0).[D.U.H.′88]</text:p>
      <text:p text:style-name="P1">Given that L(F(t))=f(s)⋯(1), by the definition of the Laplace transform, we get:</text:p>
      <text:p text:style-name="P1">L(F′(t))=∫0∞​e−stF′(t)dt</text:p>
      <text:p text:style-name="Text_20_body">Using integration by parts:</text:p>
      <text:p text:style-name="P1">⇒L(F′(t))=[e−stF(t)]0∞​+s∫0∞​e−stF(t)dt⇒L(F′(t))=0−e0F(0)+sL(F(t)),since e−∞=0⇒L(F′(t))=−F(0)+sf(s),from (1)⇒L(F′(t))=sf(s)−F(0),as required</text:p>
      <text:p text:style-name="P1"/>
      <text:p text:style-name="P1">Here is the OCR result of the English parts and equations from the image:</text:p>
      <text:p text:style-name="P1"/>
      <text:p text:style-name="P1">---</text:p>
      <text:p text:style-name="P1"/>
      <text:p text:style-name="P1">**Example 5** uses the 2-term \( L(F(t)) = f(s) \), defines \( G \) as \( G \) and \( |F L(F(t)) = f(s)| \), then shows that:</text:p>
      <text:p text:style-name="P1"/>
      <text:p text:style-name="P1">\[ L(F'(t)) = sf(s) - F(0). \quad [D. U. H. '88] \]</text:p>
      <text:p text:style-name="P1"/>
      <text:p text:style-name="P1">Given that \( L(F(t)) = f(s) \cdots (1) \), by the definition of the Laplace transform, we get:</text:p>
      <text:p text:style-name="P1"/>
      <text:p text:style-name="P1">\[ L(F'(t)) = \int_{0}^{\infty} e^{-st} F'(t) \, dt \]</text:p>
      <text:p text:style-name="P1"/>
      <text:p text:style-name="P1">Using integration by parts:</text:p>
      <text:p text:style-name="P1"/>
      <text:p text:style-name="P1">\[ \Rightarrow L(F'(t)) = \left[e^{-st} F(t)\right]_{0}^{\infty} + s \int_{0}^{\infty} e^{-st} F(t) \, dt \]</text:p>
      <text:p text:style-name="P1"/>
      <text:p text:style-name="P1">\[ \Rightarrow L(F'(t)) = 0 - e^{0} F(0) + sL(F(t)), \quad \text{since } e^{-\infty} = 0 \]</text:p>
      <text:p text:style-name="P1"/>
      <text:p text:style-name="P1"><text:soft-page-break/>\[ \Rightarrow L(F'(t)) = - F(0) + sf(s), \quad \text{from (1)} \]</text:p>
      <text:p text:style-name="P1"/>
      <text:p text:style-name="P1">\[ \Rightarrow L(F'(t)) = sf(s) - F(0), \quad \text{as required} \]</text:p>
      <text:p text:style-name="P1"/>
      <text:p text:style-name="P1">--- </text:p>
      <text:p text:style-name="P1"/>
      <text:p text:style-name="P1">The text appears to be a proof of the Laplace transform of the derivative of a function, showing that \( L(F'(t)) = sf(s) - F(0) \). The proof uses integration by parts and properties of the Laplace transform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4T10:18:45.721872050</meta:creation-date>
    <dc:date>2025-04-24T11:08:56.405530832</dc:date>
    <meta:editing-duration>PT50M11S</meta:editing-duration>
    <meta:editing-cycles>1</meta:editing-cycles>
    <meta:document-statistic meta:table-count="0" meta:image-count="0" meta:object-count="0" meta:page-count="3" meta:paragraph-count="58" meta:word-count="453" meta:character-count="2790" meta:non-whitespace-character-count="2228"/>
    <meta:generator>LibreOffice/25.2.2.2$Linux_X86_64 LibreOffice_project/520$Build-2</meta:generator>
  </office:meta>
</office:document-meta>
</file>